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rafo</text:p>
      <text:p text:style-name="Standard"/>
      <text:p text:style-name="Standard">Nodi:</text:p>
      <text:list xml:id="list454993336083893188" text:style-name="L1">
        <text:list-item>
          <text:p text:style-name="P1">utenti a terra</text:p>
        </text:list-item>
        <text:list-item>
          <text:p text:style-name="P1">UAVs</text:p>
        </text:list-item>
      </text:list>
      <text:p text:style-name="Standard">E' sufficiente un singolo grafo, distinguendo i due tipi di nodi, o occorre pensare a due grafi differenti?</text:p>
      <text:p text:style-name="Standard"/>
      <text:p text:style-name="Standard">Archi:</text:p>
      <text:list xml:id="list8612863575955273325" text:style-name="L2">
        <text:list-item>
          <text:p text:style-name="P2">boolean: 1 se c'è connessione tra due nodi, 0 altrimenti</text:p>
        </text:list-item>
        <text:list-item>
          <text:p text:style-name="P2">peso: capacità del link? Costo della trasmissione di n pacchetti?</text:p>
        </text:list-item>
        <text:list-item>
          <text:p text:style-name="P2">Orientati? Si se si danno pesi diversi a arco diretto e arco inverso</text:p>
        </text:list-item>
      </text:list>
      <text:p text:style-name="Standard"/>
      <text:p text:style-name="P12">Tipologie di connessioni:</text:p>
      <text:list xml:id="list5846529017813535910" text:style-name="L3">
        <text:list-item>
          <text:p text:style-name="P3">user to UAV</text:p>
        </text:list-item>
        <text:list-item>
          <text:p text:style-name="P3">UAV to UAV</text:p>
        </text:list-item>
      </text:list>
      <text:p text:style-name="Standard"/>
      <text:p text:style-name="Standard">Multi-hop o single-hop? Multi-hop implica che non tutti i nodi sono in link diretto con lo UAV, single-hop implica che tutti i nodi sono in comunicazione diretta con esso.</text:p>
      <text:p text:style-name="Standard"/>
      <text:p text:style-name="Standard">Possibile implementazione del multi-hop: raggruppare i nodi in cluser, in un cluster tutti i nodi possono comunicare tra loro, e almeno uno di essi (Cluster Head) ha un link con lo UAV. Il CH ha quindi il ruolo di instradare tutto il traffico intra-cluster allo UAV (possibile collo di bottiglia?)</text:p>
      <text:p text:style-name="Standard">Come conseguenza gli UAV formano una sorta di backbone, che può terminare in una Ground Station che svolge la funzione di accesso a Internet (facoltativo).</text:p>
      <text:p text:style-name="Standard"/>
      <text:p text:style-name="Standard">Il CH come viene scelto? A elezione? A vicinanza dallo UAV? A potenza trasmissiva / bandwith?</text:p>
      <text:p text:style-name="Standard"/>
      <text:p text:style-name="Standard">Bisogna decidere come costruire i cluster, magari basandosi sulla vicinanza relativa dei nodi.</text:p>
      <text:p text:style-name="Standard">Se non si vuole usare un approccio a cluster, bisogna determinare come gli utenti si collegano a uno UAV specifico piuttosto che ad un altro.</text:p>
      <text:p text:style-name="Standard"/>
      <text:p text:style-name="Standard"/>
      <text:p text:style-name="P12">Aree di copertura</text:p>
      <text:list xml:id="list437391544201317176" text:style-name="L4">
        <text:list-item>
          <text:p text:style-name="P4">ogni utente ha un area circolare entro la quale può ricevere/inviare pacchetti/segnali. Le aree possono essere identiche se si assume che tutti gli utenti siano equivalenti (dispongono di device equipotenti), oppure di dimensione variabile (magari randomizzata tra due range)</text:p>
        </text:list-item>
        <text:list-item>
          <text:p text:style-name="P4">anche gli UAV ne possiedono una, tipicamente più ampia</text:p>
          <text:list>
            <text:list-item>
              <text:p text:style-name="P4">l'intersezione deve essere evitata (per ottimizzare la copertura) o forzata (per interconnessione tra UAVs)?</text:p>
            </text:list-item>
          </text:list>
        </text:list-item>
      </text:list>
      <text:p text:style-name="Standard"/>
      <text:p text:style-name="P12">Area di operazione</text:p>
      <text:list xml:id="list129762440792136337" text:style-name="L5">
        <text:list-item>
          <text:p text:style-name="P5">area quadrata</text:p>
        </text:list-item>
        <text:list-item>
          <text:p text:style-name="P5">no ostacoli</text:p>
        </text:list-item>
        <text:list-item>
          <text:p text:style-name="P5">possibili diverse altitudini (avvallamenti o depressioni) per valutare riduzione delle aree di copertura di utenti/UAV?</text:p>
        </text:list-item>
        <text:list-item>
          <text:p text:style-name="P5">Posizione utenti e UAV:</text:p>
          <text:list>
            <text:list-item>
              <text:p text:style-name="P5">valori reali o naturali? Se naturali, l'area può essere approssimata a una griglia, e l'untente/UAV è posizionato al centro della casella</text:p>
            </text:list-item>
            <text:list-item>
              <text:p text:style-name="P5">coordinate tridimensionali per gli UAV, o altitudine fissa?</text:p>
            </text:list-item>
          </text:list>
          <text:p text:style-name="P5"/>
        </text:list-item>
      </text:list>
      <text:p text:style-name="Standard"><text:soft-page-break/></text:p>
      <text:p text:style-name="Standard"/>
      <text:p text:style-name="P12">Come stimo il peso (costo) degli archi?</text:p>
      <text:list xml:id="list483513927657541565" text:style-name="L6">
        <text:list-item>
          <text:p text:style-name="P6">Potenza segnale?</text:p>
        </text:list-item>
        <text:list-item>
          <text:p text:style-name="P6">Banda allocata/disponibile? -&gt; Implicazioni importanti: banda fissa o variabile al bisogno? Come la alloco? Come ne stimo il bisogno (pattern di traffico?)?</text:p>
          <text:list>
            <text:list-item>
              <text:p text:style-name="P6">Vederla come flusso multi-commodity, ma variabile?</text:p>
            </text:list-item>
          </text:list>
        </text:list-item>
      </text:list>
      <text:p text:style-name="Standard"/>
      <text:p text:style-name="P12">Ground Station:</text:p>
      <text:list xml:id="list7143983498688060675" text:style-name="L7">
        <text:list-item>
          <text:p text:style-name="P7">Quali funzioni svolge?</text:p>
          <text:list>
            <text:list-item>
              <text:p text:style-name="P7">Esegue ciclicamente algoritmo </text:p>
            </text:list-item>
            <text:list-item>
              <text:p text:style-name="P7">aggiorna posizione UAV e la comunica</text:p>
            </text:list-item>
            <text:list-item>
              <text:p text:style-name="P7">conosce la topologia della rete e ne mantiene una versione aggiornata?</text:p>
            </text:list-item>
          </text:list>
        </text:list-item>
        <text:list-item>
          <text:p text:style-name="P7">Deve essere connessa a tutti gli UAV, o li può raggiungere anche indirettamente (multihop, flooding, etc)?</text:p>
        </text:list-item>
      </text:list>
      <text:p text:style-name="Standard"/>
      <text:p text:style-name="P12">Strutture dati</text:p>
      <text:list xml:id="list8968580514887292191" text:style-name="L8">
        <text:list-item>
          <text:p text:style-name="P8">matrice delle adiacenze per rappresentare il grafo</text:p>
        </text:list-item>
        <text:list-item>
          <text:p text:style-name="P8">matrice dei costi?</text:p>
        </text:list-item>
      </text:list>
      <text:p text:style-name="Standard"/>
      <text:p text:style-name="Standard"/>
      <text:p text:style-name="P12">Modello multi-commodity flow</text:p>
      <text:p text:style-name="Standard"/>
      <text:p text:style-name="Standard">Commodity = per ogni nodo, una commodity è un possibile destinatario (cioè k nodi = k commodity)?</text:p>
      <text:p text:style-name="Standard"/>
      <text:p text:style-name="Standard">Funzione obbiettivo</text:p>
      <text:list xml:id="list3594988294651194559" text:style-name="L9">
        <text:list-item>
          <text:p text:style-name="P9">minimizzare numero di uav</text:p>
        </text:list-item>
        <text:list-item>
          <text:p text:style-name="P9">massimizzare copertura</text:p>
        </text:list-item>
        <text:list-item>
          <text:p text:style-name="P9">massimizzare numero di nodi connessi</text:p>
        </text:list-item>
        <text:list-item>
          <text:p text:style-name="P9">minimizzare certi parametri della rete (delay, perdita pacchetti, etc)</text:p>
        </text:list-item>
        <text:list-item>
          <text:p text:style-name="P9"/>
        </text:list-item>
      </text:list>
      <text:p text:style-name="Standard"/>
      <text:p text:style-name="Standard">Variabili</text:p>
      <text:list xml:id="list1417773774323530099" text:style-name="L10">
        <text:list-item>
          <text:p text:style-name="P10">coordinate nodi (x,y)</text:p>
        </text:list-item>
        <text:list-item>
          <text:p text:style-name="P10">coordinate UAVs (x,y,z?)</text:p>
        </text:list-item>
        <text:list-item>
          <text:p text:style-name="P10">numero di UAVs disponibili</text:p>
        </text:list-item>
        <text:list-item>
          <text:p text:style-name="P10">costi/pesi degli archi (doppi se il grafo è orientato e il peso dell'arco u,v è diverso da quello di v,u)</text:p>
        </text:list-item>
        <text:list-item>
          <text:p text:style-name="P10"/>
        </text:list-item>
      </text:list>
      <text:p text:style-name="Standard"/>
      <text:p text:style-name="Standard">Vincoli</text:p>
      <text:list xml:id="list6554467887704146321" text:style-name="L11">
        <text:list-item>
          <text:p text:style-name="P11">non superare la capacità di un link</text:p>
        </text:list-item>
        <text:list-item>
          <text:p text:style-name="P11">non posizionare più droni di quelli disponibili</text:p>
        </text:list-item>
        <text:list-item>
          <text:p text:style-name="P11">le aree dei droni devono intersecarsi</text:p>
        </text:list-item>
        <text:list-item>
          <text:p text:style-name="P11">vincoli sul flusso</text:p>
          <text:list>
            <text:list-item>
              <text:p text:style-name="P11">flussi entranti - flussi uscenti = qt richiesta dal nodo</text:p>
            </text:list-item>
          </text:list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1M30S</meta:editing-duration>
    <meta:editing-cycles>25</meta:editing-cycles>
    <meta:generator>OpenOffice/4.1.1$Win32 OpenOffice.org_project/411m6$Build-9775</meta:generator>
    <dc:date>2016-02-28T23:03:13.86</dc:date>
    <dc:creator>Filippo Gamberoni</dc:creator>
    <meta:document-statistic meta:table-count="0" meta:image-count="0" meta:object-count="0" meta:page-count="2" meta:paragraph-count="60" meta:word-count="581" meta:character-count="3504"/>
    <meta:user-defined meta:name="Info 1"/>
    <meta:user-defined meta:name="Info 2"/>
    <meta:user-defined meta:name="Info 3"/>
    <meta:user-defined meta:name="Info 4"/>
  </office:meta>
</office:document-meta>
</file>